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2MarshallerBeanDefinitionParser.doParse( Element element , ParserContext parserContext , BeanDefinitionBuilder beanDefinitionBui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xb2MarshallerBeanDefinitionParser.getBeanClassN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